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style:text-properties style:font-name="Apt" fo:font-size="22pt" style:font-size-asian="22pt" style:font-size-complex="22pt" style:text-underline-type="single" style:text-underline-style="solid" style:text-underline-width="auto" style:text-underline-mode="continuous"/>
    </style:style>
    <style:style style:name="P2" style:parent-style-name="Standard" style:family="paragraph">
      <style:text-properties style:font-name="Apt"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font-name="Apt" fo:font-size="12pt" style:font-size-asian="12pt" style:font-size-complex="12pt"/>
    </style:style>
    <style:style style:name="T5" style:parent-style-name="DefaultParagraphFont" style:family="text">
      <style:text-properties style:font-name="Apt" fo:font-size="12pt" style:font-size-asian="12pt" style:font-size-complex="12pt"/>
    </style:style>
    <style:style style:name="T6" style:parent-style-name="DefaultParagraphFont" style:family="text">
      <style:text-properties style:font-name="Apt" fo:font-size="12pt" style:font-size-asian="12pt" style:font-size-complex="12pt"/>
    </style:style>
    <style:style style:name="T7" style:parent-style-name="DefaultParagraphFont" style:family="text">
      <style:text-properties style:font-name="Apt" fo:font-size="12pt" style:font-size-asian="12pt" style:font-size-complex="12pt"/>
    </style:style>
    <style:style style:name="T8" style:parent-style-name="DefaultParagraphFont" style:family="text">
      <style:text-properties style:font-name="Apt" fo:font-size="12pt" style:font-size-asian="12pt" style:font-size-complex="12pt"/>
    </style:style>
    <style:style style:name="T9" style:parent-style-name="DefaultParagraphFont" style:family="text">
      <style:text-properties style:font-name="Apt" fo:font-size="12pt" style:font-size-asian="12pt" style:font-size-complex="12pt"/>
    </style:style>
    <style:style style:name="T10" style:parent-style-name="DefaultParagraphFont" style:family="text">
      <style:text-properties style:font-name="Apt" fo:font-size="12pt" style:font-size-asian="12pt" style:font-size-complex="12pt"/>
    </style:style>
    <style:style style:name="P11" style:parent-style-name="Standard" style:family="paragraph">
      <style:text-properties style:font-name="Apt"/>
    </style:style>
    <style:style style:name="P12"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13" style:parent-style-name="Standard" style:family="paragraph">
      <style:text-properties style:font-name="Apt" fo:font-size="12pt" style:font-size-asian="12pt" style:font-size-complex="12pt"/>
    </style:style>
    <style:style style:name="P14" style:parent-style-name="Standard" style:family="paragraph">
      <style:text-properties style:font-name="Apt"/>
    </style:style>
    <style:style style:name="P15"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16" style:parent-style-name="Standard" style:family="paragraph">
      <style:text-properties style:font-name="Apt" fo:font-size="12pt" style:font-size-asian="12pt" style:font-size-complex="12pt"/>
    </style:style>
    <style:style style:name="P17" style:parent-style-name="Standard" style:family="paragraph">
      <style:text-properties style:font-name="Apt"/>
    </style:style>
    <style:style style:name="P18"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19" style:parent-style-name="DefaultParagraphFont" style:family="text">
      <style:text-properties style:font-name="Apt" fo:font-size="12pt" style:font-size-asian="12pt" style:font-size-complex="12pt"/>
    </style:style>
    <style:style style:name="T20" style:parent-style-name="DefaultParagraphFont" style:family="text">
      <style:text-properties style:font-name="Apt"/>
    </style:style>
    <style:style style:name="P21" style:parent-style-name="Standard" style:family="paragraph">
      <style:text-properties style:font-name="Apt" fo:font-size="12pt" style:font-size-asian="12pt" style:font-size-complex="12pt"/>
    </style:style>
    <style:style style:name="T22" style:parent-style-name="DefaultParagraphFont" style:family="text">
      <style:text-properties style:font-name="Apt" fo:font-size="18pt" style:font-size-asian="18pt" style:font-size-complex="18pt" style:text-underline-type="single" style:text-underline-style="solid" style:text-underline-width="auto" style:text-underline-mode="continuous"/>
    </style:style>
    <style:style style:name="P23" style:parent-style-name="Textbody" style:family="paragraph">
      <style:text-properties style:font-name="Apt" fo:font-size="12pt" style:font-size-asian="12pt" style:font-size-complex="12pt" style:text-underline-type="single" style:text-underline-style="solid" style:text-underline-width="auto" style:text-underline-mode="continuous"/>
    </style:style>
    <style:style style:name="P24" style:parent-style-name="Textbody" style:family="paragraph">
      <style:text-properties style:font-name="Apt" fo:font-size="12pt" style:font-size-asian="12pt" style:font-size-complex="12pt"/>
    </style:style>
    <style:style style:name="P25" style:parent-style-name="Textbody" style:list-style-name="LFO2" style:family="paragraph">
      <style:paragraph-properties fo:margin-bottom="0in" fo:margin-left="0in">
        <style:tab-stops/>
      </style:paragraph-properties>
      <style:text-properties style:font-name="Apt"/>
    </style:style>
    <style:style style:name="P26" style:parent-style-name="Textbody" style:list-style-name="LFO2" style:family="paragraph">
      <style:paragraph-properties fo:margin-bottom="0in" fo:margin-left="0in">
        <style:tab-stops/>
      </style:paragraph-properties>
    </style:style>
    <style:style style:name="T27" style:parent-style-name="DefaultParagraphFont" style:family="text">
      <style:text-properties style:font-name="Apt"/>
    </style:style>
    <style:style style:name="T28" style:parent-style-name="DefaultParagraphFont" style:family="text">
      <style:text-properties style:font-name="Apt"/>
    </style:style>
    <style:style style:name="P29" style:parent-style-name="Textbody" style:list-style-name="LFO2" style:family="paragraph">
      <style:paragraph-properties fo:margin-bottom="0in" fo:margin-left="0in">
        <style:tab-stops/>
      </style:paragraph-properties>
      <style:text-properties style:font-name="Apt"/>
    </style:style>
    <style:style style:name="P30" style:parent-style-name="Textbody" style:list-style-name="LFO2" style:family="paragraph">
      <style:paragraph-properties fo:margin-bottom="0in" fo:margin-left="0in">
        <style:tab-stops/>
      </style:paragraph-properties>
      <style:text-properties style:font-name="Apt"/>
    </style:style>
    <style:style style:name="P31" style:parent-style-name="Textbody" style:family="paragraph">
      <style:paragraph-properties fo:margin-bottom="0in"/>
    </style:style>
    <style:style style:name="T32" style:parent-style-name="DefaultParagraphFont" style:family="text">
      <style:text-properties style:font-name="Apt"/>
    </style:style>
    <style:style style:name="T33" style:parent-style-name="DefaultParagraphFont" style:family="text">
      <style:text-properties style:font-name="Apt" style:text-underline-type="single" style:text-underline-style="solid" style:text-underline-width="auto" style:text-underline-mode="continuous"/>
    </style:style>
    <style:style style:name="P34" style:parent-style-name="Textbody" style:family="paragraph">
      <style:paragraph-properties fo:margin-bottom="0in"/>
      <style:text-properties style:font-name="Apt"/>
    </style:style>
    <style:style style:name="P35" style:parent-style-name="Textbody" style:family="paragraph">
      <style:paragraph-properties fo:margin-bottom="0in"/>
      <style:text-properties style:font-name="Apt"/>
    </style:style>
    <style:style style:name="P36" style:parent-style-name="Textbody" style:family="paragraph">
      <style:paragraph-properties fo:margin-bottom="0in"/>
      <style:text-properties style:font-name="Apt"/>
    </style:style>
    <style:style style:name="P37" style:parent-style-name="Textbody" style:family="paragraph">
      <style:paragraph-properties fo:margin-bottom="0in"/>
      <style:text-properties style:font-name="Apt"/>
    </style:style>
    <style:style style:name="P38" style:parent-style-name="Textbody" style:family="paragraph">
      <style:paragraph-properties fo:margin-bottom="0in"/>
      <style:text-properties style:font-name="Apt"/>
    </style:style>
    <style:style style:name="P39" style:parent-style-name="Textbody" style:family="paragraph">
      <style:paragraph-properties fo:margin-bottom="0in"/>
      <style:text-properties style:font-name="Apt"/>
    </style:style>
    <style:style style:name="P40" style:parent-style-name="Textbody" style:family="paragraph">
      <style:paragraph-properties fo:margin-bottom="0in"/>
      <style:text-properties style:font-name="Apt"/>
    </style:style>
    <style:style style:name="P41" style:parent-style-name="Textbody" style:family="paragraph">
      <style:paragraph-properties fo:margin-bottom="0in"/>
      <style:text-properties style:font-name="Apt"/>
    </style:style>
    <style:style style:name="P42" style:parent-style-name="Textbody" style:family="paragraph">
      <style:paragraph-properties fo:margin-bottom="0in"/>
      <style:text-properties style:font-name="Apt"/>
    </style:style>
    <style:style style:name="P43" style:parent-style-name="Textbody" style:family="paragraph">
      <style:paragraph-properties fo:margin-bottom="0in"/>
      <style:text-properties style:font-name="Apt"/>
    </style:style>
    <style:style style:name="P44" style:parent-style-name="Textbody" style:family="paragraph">
      <style:paragraph-properties fo:margin-bottom="0in"/>
      <style:text-properties style:font-name="Apt" fo:font-size="12pt" style:font-size-asian="12pt" style:font-size-complex="12pt"/>
    </style:style>
    <style:style style:name="P45" style:parent-style-name="Textbody" style:family="paragraph">
      <style:paragraph-properties fo:margin-bottom="0in"/>
      <style:text-properties style:font-name="Apt" fo:font-size="12pt" style:font-size-asian="12pt" style:font-size-complex="12pt" style:text-underline-type="single" style:text-underline-style="solid" style:text-underline-width="auto" style:text-underline-mode="continuous"/>
    </style:style>
    <style:style style:name="P46" style:parent-style-name="Textbody" style:family="paragraph">
      <style:paragraph-properties fo:margin-bottom="0in"/>
      <style:text-properties style:font-name="Apt" fo:font-size="12pt" style:font-size-asian="12pt" style:font-size-complex="12pt"/>
    </style:style>
    <style:style style:name="P47" style:parent-style-name="Textbody" style:family="paragraph">
      <style:paragraph-properties fo:margin-bottom="0in"/>
      <style:text-properties style:font-name="Apt" fo:font-size="12pt" style:font-size-asian="12pt" style:font-size-complex="12pt"/>
    </style:style>
    <style:style style:name="P48" style:parent-style-name="Textbody" style:family="paragraph">
      <style:paragraph-properties fo:margin-bottom="0in"/>
    </style:style>
    <style:style style:name="T49" style:parent-style-name="DefaultParagraphFont" style:family="text">
      <style:text-properties style:font-name="Apt" fo:font-size="12pt" style:font-size-asian="12pt" style:font-size-complex="12pt"/>
    </style:style>
    <style:style style:name="T50" style:parent-style-name="DefaultParagraphFont" style:family="text">
      <style:text-properties style:font-name="Apt" fo:font-size="12pt" style:font-size-asian="12pt" style:font-size-complex="12pt"/>
    </style:style>
    <style:style style:name="T51" style:parent-style-name="DefaultParagraphFont" style:family="text">
      <style:text-properties style:font-name="Apt" fo:font-size="12pt" style:font-size-asian="12pt" style:font-size-complex="12pt"/>
    </style:style>
    <style:style style:name="T52" style:parent-style-name="DefaultParagraphFont" style:family="text">
      <style:text-properties style:font-name="Apt" fo:font-size="12pt" style:font-size-asian="12pt" style:font-size-complex="12pt"/>
    </style:style>
    <style:style style:name="T53" style:parent-style-name="DefaultParagraphFont" style:family="text">
      <style:text-properties style:font-name="Apt" fo:font-size="12pt" style:font-size-asian="12pt" style:font-size-complex="12pt"/>
    </style:style>
    <style:style style:name="T54" style:parent-style-name="DefaultParagraphFont" style:family="text">
      <style:text-properties style:font-name="Apt" fo:font-size="12pt" style:font-size-asian="12pt" style:font-size-complex="12pt"/>
    </style:style>
    <style:style style:name="T55" style:parent-style-name="DefaultParagraphFont" style:family="text">
      <style:text-properties style:font-name="Apt" fo:font-size="12pt" style:font-size-asian="12pt" style:font-size-complex="12pt"/>
    </style:style>
    <style:style style:name="T56" style:parent-style-name="DefaultParagraphFont" style:family="text">
      <style:text-properties style:font-name="Apt" fo:font-size="12pt" style:font-size-asian="12pt" style:font-size-complex="12pt"/>
    </style:style>
    <style:style style:name="T57" style:parent-style-name="DefaultParagraphFont" style:family="text">
      <style:text-properties style:font-name="Apt" fo:font-size="12pt" style:font-size-asian="12pt" style:font-size-complex="12pt"/>
    </style:style>
    <style:style style:name="T58" style:parent-style-name="DefaultParagraphFont" style:family="text">
      <style:text-properties style:font-name="Apt" fo:font-size="12pt" style:font-size-asian="12pt" style:font-size-complex="12pt"/>
    </style:style>
    <style:style style:name="T59" style:parent-style-name="DefaultParagraphFont" style:family="text">
      <style:text-properties style:font-name="Apt" fo:font-size="12pt" style:font-size-asian="12pt" style:font-size-complex="12pt"/>
    </style:style>
    <style:style style:name="T60" style:parent-style-name="DefaultParagraphFont" style:family="text">
      <style:text-properties style:font-name="Apt" fo:font-size="12pt" style:font-size-asian="12pt" style:font-size-complex="12pt"/>
    </style:style>
    <style:style style:name="T61" style:parent-style-name="DefaultParagraphFont" style:family="text">
      <style:text-properties style:font-name="Apt" fo:font-size="12pt" style:font-size-asian="12pt" style:font-size-complex="12pt"/>
    </style:style>
    <style:style style:name="T62" style:parent-style-name="DefaultParagraphFont" style:family="text">
      <style:text-properties style:font-name="Apt" fo:font-size="12pt" style:font-size-asian="12pt" style:font-size-complex="12pt"/>
    </style:style>
    <style:style style:name="T63" style:parent-style-name="DefaultParagraphFont" style:family="text">
      <style:text-properties style:font-name="Apt" fo:font-size="12pt" style:font-size-asian="12pt" style:font-size-complex="12pt"/>
    </style:style>
    <style:style style:name="T64" style:parent-style-name="DefaultParagraphFont" style:family="text">
      <style:text-properties style:font-name="Apt" fo:font-size="12pt" style:font-size-asian="12pt" style:font-size-complex="12pt"/>
    </style:style>
    <style:style style:name="T65" style:parent-style-name="DefaultParagraphFont" style:family="text">
      <style:text-properties style:font-name="Apt" fo:font-size="12pt" style:font-size-asian="12pt" style:font-size-complex="12pt"/>
    </style:style>
    <style:style style:name="T66" style:parent-style-name="DefaultParagraphFont" style:family="text">
      <style:text-properties style:font-name="Apt" fo:font-size="12pt" style:font-size-asian="12pt" style:font-size-complex="12pt"/>
    </style:style>
    <style:style style:name="T67" style:parent-style-name="DefaultParagraphFont" style:family="text">
      <style:text-properties style:font-name="Apt" fo:font-size="12pt" style:font-size-asian="12pt" style:font-size-complex="12pt"/>
    </style:style>
    <style:style style:name="T68" style:parent-style-name="DefaultParagraphFont" style:family="text">
      <style:text-properties style:font-name="Apt" fo:font-size="12pt" style:font-size-asian="12pt" style:font-size-complex="12pt"/>
    </style:style>
    <style:style style:name="T69" style:parent-style-name="DefaultParagraphFont" style:family="text">
      <style:text-properties style:font-name="Apt" fo:font-size="12pt" style:font-size-asian="12pt" style:font-size-complex="12pt"/>
    </style:style>
    <style:style style:name="T70" style:parent-style-name="DefaultParagraphFont" style:family="text">
      <style:text-properties style:font-name="Apt" fo:font-size="12pt" style:font-size-asian="12pt" style:font-size-complex="12pt"/>
    </style:style>
    <style:style style:name="T71" style:parent-style-name="DefaultParagraphFont" style:family="text">
      <style:text-properties style:font-name="Apt" fo:font-size="12pt" style:font-size-asian="12pt" style:font-size-complex="12pt"/>
    </style:style>
  </office:automatic-styles>
  <office:body>
    <office:text text:use-soft-page-breaks="true">
      <text:p text:style-name="P1">Documentation Technique</text:p>
      <text:p text:style-name="P2">Spécifications techniques</text:p>
      <text:p text:style-name="P3">Langage et bibliothèques utilisées :</text:p>
      <text:p text:style-name="Standard"><text:span text:style-name="T4">Le programme est basé sur Python. Il est compatible avec Python 3.9 et<text:s/></text:span><text:span text:style-name="T5">plus.</text:span><text:span text:style-name="T6"><text:s/>Les bibliothèques</text:span><text:span text:style-name="T7"><text:s/>importés et essentiels au bon fonctionnement du projet sont pygame version 2.3.0 obligatoirement (les versions<text:s/></text:span><text:span text:style-name="T8">supérieures</text:span><text:span text:style-name="T9"><text:s/>créent un bug audio), PyTMX, pyscroll et moviepy. Les versions requises pour chacun de ces modules sont précisées dans le fichier requirements.txt</text:span></text:p>
      <text:p text:style-name="Standard"><text:span text:style-name="T10">Lors de l’exécution du programme, le fichier main.py crée une instance de la classe Game qui gère la boucle de jeu et les touches pressées par le joueur. Selon les touches pressées et les évènements du jeu (collisions, etc…), la classe Game fait appel à d’autres classes présentes dans les autres fichiers python.</text:span></text:p>
      <text:p text:style-name="P11"/>
      <text:p text:style-name="P12">Choix techniques et format de stockage :</text:p>
      <text:p text:style-name="P13">Pour stocker les données nécessaires au bon fonctionnement du jeu, nous avons créé un dossier  « assets » dans lequel nous avons placé les images, sons et vidéos que nous utilisons. Pour le système de sauvegarde, nous avons utilisé une base de données SQLite. Chaque base de données correspond à une sauvegarde. Lors de la création d’une nouvelle sauvegarde, cette dernière est une copie de base.db. Il ne faut surtout pas supprimer ce fichier, sans quoi il deviendrait impossible de créer une nouvelle sauvegarde !!</text:p>
      <text:p text:style-name="P14"/>
      <text:p text:style-name="P15">Architecture :</text:p>
      <text:p text:style-name="P16">Pour l’arborescence, tous les fichiers nécessaires au bon fonctionnement du projet sont dans le dossier « sources » qui contient les fichiers python, le dossier « assets » et un dossier « databases » qui contient les bases de données.</text:p>
      <text:p text:style-name="P17"/>
      <text:p text:style-name="P18">Matériel nécessaire<text:s/>:</text:p>
      <text:p text:style-name="Standard"><text:span text:style-name="T19">Un ordinateur avec Python 3.9 ou plus et les bonnes bibliothèques</text:span><text:span text:style-name="T20"><text:tab/></text:span></text:p>
      <text:p text:style-name="P21"/>
      <text:p text:style-name="Standard"><text:span text:style-name="T22">Spécifications fonctionnelles</text:span></text:p>
      <text:p text:style-name="P23">Guide d’installation :</text:p>
      <text:soft-page-break/>
      <text:p text:style-name="P24">Afin de jouer il vous<text:s/>faut :</text:p>
      <text:list text:style-name="LFO2" text:continue-numbering="true">
        <text:list-item>
          <text:p text:style-name="P25"><text:s/>Cloner<text:s/>le repository sur votre machine ou télécharger le .zip</text:p>
        </text:list-item>
        <text:list-item>
          <text:p text:style-name="P26"><text:span text:style-name="T27"><text:s/>Avoir Python 3.9 ou plus d'installé sur votre machine --&gt; </text:span><text:a xlink:href="https://www.python.org/downloads/" office:target-frame-name="_top" xlink:show="replace"><text:span text:style-name="T28">Télécharger</text:span></text:a></text:p>
        </text:list-item>
        <text:list-item>
          <text:p text:style-name="P29"><text:s/>Installer les modules présents dans le fichier requirements.txt à la main ou en ouvrant un terminal de commande et en exécutant "cd chemin/vers/projet" puis "pip install -r requirements.txt"</text:p>
        </text:list-item>
        <text:list-item>
          <text:p text:style-name="P30"><text:s/>Exécuter le fichier intitulé "main.py" situé dans le dossier "sources". Pour se faire, vous pouvez ouvrir le projet dans un IDE et exécuter le fichier ou bien ouvrir un terminal de commande et exécuter "cd chemin/vers/dossier/sources" puis "python main.py" sur Windows ou "python3 main.py" sur Linux.</text:p>
        </text:list-item>
      </text:list>
      <text:p text:style-name="P31"><text:span text:style-name="T32"><text:line-break/></text:span><text:span text:style-name="T33">Guide d’utilisation :</text:span></text:p>
      <text:p text:style-name="P34">En jeu, certaines touches<text:s/>déclenchent<text:s/>certaines actions :</text:p>
      <text:p text:style-name="P35"><text:tab/>- les flèches directionnelles servent<text:s/>à<text:s/>se déplacer</text:p>
      <text:p text:style-name="P36"><text:tab/>- ‘s’ effectue une sauvegarde de la position du joueur sur la<text:s/>carte</text:p>
      <text:p text:style-name="P37">En combat :</text:p>
      <text:p text:style-name="P38"><text:tab/>- ‘a’ permet de fuir le combat</text:p>
      <text:p text:style-name="P39"><text:tab/>- ‘1’, ‘2’, ‘3’, et‘4’ permettent d’utiliser les attaques du<text:s/>pokémon</text:p>
      <text:p text:style-name="P40"><text:tab/>- ‘5’ permet d’essayer de capturer le<text:s/>pokémon<text:s/>adverse</text:p>
      <text:p text:style-name="P41">En menu :</text:p>
      <text:p text:style-name="P42"><text:tab/>- ‘suppr’ permet de supprimer la sauvegarde sélectionnée</text:p>
      <text:p text:style-name="P43"><text:tab/>- ‘enter’ permet de lancer la sauvegarde sélectionnée</text:p>
      <text:p text:style-name="P44"/>
      <text:p text:style-name="P45">Fonctionnalités ;</text:p>
      <text:p text:style-name="P46">Il est possible de se déplacer en jeu et ainsi de passer d’une carte a l’autre. On peut rentrer dans toutes les maisons qui possèdent une porte. Lorsque l’on rentre dans des hautes herbes, il est possible de rencontrer un<text:s/>pokémon<text:s/>sauvage ce qui lance le joueur dans un combat dans lequel il devra utiliser les capacités de son<text:s/>pokémon<text:s/>pour battre le<text:s/>pokémon<text:s/>adverse.</text:p>
      <text:p text:style-name="P47"/>
      <text:p text:style-name="P48"><text:span text:style-name="T49">Lorsque l’on est en combat<text:s/></text:span><text:span text:style-name="T50">pokémon</text:span><text:span text:style-name="T51">, il n’est pas possible de changer de<text:s/></text:span><text:span text:style-name="T52">pokémon</text:span><text:span text:style-name="T53"> ; ce changement s’effectue automatiquement lorsque votre<text:s/></text:span><text:span text:style-name="T54">pokémon</text:span><text:span text:style-name="T55"><text:s/>actif est mis ko. Si jamais<text:s/></text:span><text:span text:style-name="T56">tous</text:span><text:span text:style-name="T57"><text:s/>vos<text:s/></text:span><text:span text:style-name="T58">pokémons</text:span><text:span text:style-name="T59"><text:s/>sont mis ko, vous êtes renvoyés chez votre mère et vos<text:s/></text:span><text:span text:style-name="T60">pokémons</text:span><text:span text:style-name="T61"><text:s/>sont soignés. Si vous rentrez dans un pok</text:span><text:span text:style-name="T62">é</text:span><text:span text:style-name="T63">centre, vos<text:s/></text:span><text:span text:style-name="T64">pokémons</text:span><text:span text:style-name="T65"><text:s/>sont automatiquement soignés sans<text:s/></text:span><text:span text:style-name="T66">avoir</text:span><text:span text:style-name="T67"><text:s/>besoin de parler<text:s/></text:span><text:span text:style-name="T68">à</text:span><text:span text:style-name="T69"><text:s/>l’infirmière. Dans certaines arènes vous rencontrerez des mécaniques de jeu différentes<text:s/></text:span><text:span text:style-name="T70">à</text:span><text:span text:style-name="T71"><text:s/>celles habituelles, par exemple lorsque vous marchez sur de la glace, vous ne contrôlez plus vos mouv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ptos"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le" style:display-name="Title" style:family="paragraph" style:parent-style-name="Standard" style:next-style-name="Standard">
      <style:paragraph-properties style:contextual-spacing="true" fo:margin-bottom="0.0555in" fo:line-height="100%"/>
      <style:text-properties style:font-name="Aptos Display"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efaultParagraphFontWW" style:display-name="Default Paragraph Font (WW)" style:family="text"/>
    <style:style style:name="Heading1Char" style:display-name="Heading 1 Char" style:family="text" style:parent-style-name="DefaultParagraphFontWW">
      <style:text-properties style:font-name="Aptos Display" style:font-name-asian="Aptos" style:font-name-complex="Tahoma" fo:color="#0F4761" fo:font-size="20pt" style:font-size-asian="20pt" style:font-size-complex="20pt" fo:language="fr" fo:country="FR"/>
    </style:style>
    <style:style style:name="Heading2Char" style:display-name="Heading 2 Char" style:family="text" style:parent-style-name="DefaultParagraphFontWW">
      <style:text-properties style:font-name="Aptos Display" style:font-name-asian="Aptos" style:font-name-complex="Tahoma" fo:color="#0F4761" fo:font-size="16pt" style:font-size-asian="16pt" style:font-size-complex="16pt" fo:language="fr" fo:country="FR"/>
    </style:style>
    <style:style style:name="Heading3Char" style:display-name="Heading 3 Char" style:family="text" style:parent-style-name="DefaultParagraphFontWW">
      <style:text-properties style:font-name-asian="Aptos" style:font-name-complex="Tahoma" fo:color="#0F4761" fo:font-size="14pt" style:font-size-asian="14pt" style:font-size-complex="14pt" fo:language="fr" fo:country="FR"/>
    </style:style>
    <style:style style:name="Heading4Char" style:display-name="Heading 4 Char" style:family="text" style:parent-style-name="DefaultParagraphFontWW">
      <style:text-properties style:font-name-asian="Aptos" style:font-name-complex="Tahoma" fo:font-style="italic" style:font-style-asian="italic" style:font-style-complex="italic" fo:color="#0F4761" fo:language="fr" fo:country="FR"/>
    </style:style>
    <style:style style:name="Heading5Char" style:display-name="Heading 5 Char" style:family="text" style:parent-style-name="DefaultParagraphFontWW">
      <style:text-properties style:font-name-asian="Aptos" style:font-name-complex="Tahoma" fo:color="#0F4761" fo:language="fr" fo:country="FR"/>
    </style:style>
    <style:style style:name="Heading6Char" style:display-name="Heading 6 Char" style:family="text" style:parent-style-name="DefaultParagraphFontWW">
      <style:text-properties style:font-name-asian="Aptos" style:font-name-complex="Tahoma" fo:font-style="italic" style:font-style-asian="italic" style:font-style-complex="italic" fo:color="#595959" fo:language="fr" fo:country="FR"/>
    </style:style>
    <style:style style:name="Heading7Char" style:display-name="Heading 7 Char" style:family="text" style:parent-style-name="DefaultParagraphFontWW">
      <style:text-properties style:font-name-asian="Aptos" style:font-name-complex="Tahoma" fo:color="#595959" fo:language="fr" fo:country="FR"/>
    </style:style>
    <style:style style:name="Heading8Char" style:display-name="Heading 8 Char" style:family="text" style:parent-style-name="DefaultParagraphFontWW">
      <style:text-properties style:font-name-asian="Aptos" style:font-name-complex="Tahoma" fo:font-style="italic" style:font-style-asian="italic" style:font-style-complex="italic" fo:color="#272727" fo:language="fr" fo:country="FR"/>
    </style:style>
    <style:style style:name="Heading9Char" style:display-name="Heading 9 Char" style:family="text" style:parent-style-name="DefaultParagraphFontWW">
      <style:text-properties style:font-name-asian="Aptos" style:font-name-complex="Tahoma" fo:color="#272727" fo:language="fr" fo:country="FR"/>
    </style:style>
    <style:style style:name="TitleChar" style:display-name="Title Char" style:family="text" style:parent-style-name="DefaultParagraphFontWW">
      <style:text-properties style:font-name="Aptos Display" style:font-name-asian="Aptos" style:font-name-complex="Tahoma" fo:letter-spacing="-0.0069in" style:letter-kerning="true" fo:font-size="28pt" style:font-size-asian="28pt" style:font-size-complex="28pt" fo:language="fr" fo:country="FR"/>
    </style:style>
    <style:style style:name="SubtitleChar" style:display-name="Subtitle Char" style:family="text" style:parent-style-name="DefaultParagraphFontWW">
      <style:text-properties style:font-name-asian="Aptos" style:font-name-complex="Tahoma" fo:color="#595959" fo:letter-spacing="0.0104in" fo:font-size="14pt" style:font-size-asian="14pt" style:font-size-complex="14pt" fo:language="fr" fo:country="FR"/>
    </style:style>
    <style:style style:name="QuoteChar" style:display-name="Quote Char" style:family="text" style:parent-style-name="DefaultParagraphFontWW">
      <style:text-properties fo:font-style="italic" style:font-style-asian="italic" style:font-style-complex="italic" fo:color="#404040" fo:language="fr" fo:country="FR"/>
    </style:style>
    <style:style style:name="IntenseEmphasis" style:display-name="Intense Emphasis" style:family="text" style:parent-style-name="DefaultParagraphFontWW">
      <style:text-properties fo:font-style="italic" style:font-style-asian="italic" style:font-style-complex="italic" fo:color="#0F4761"/>
    </style:style>
    <style:style style:name="IntenseQuoteChar" style:display-name="Intense Quote Char" style:family="text" style:parent-style-name="DefaultParagraphFontWW">
      <style:text-properties fo:font-style="italic" style:font-style-asian="italic" style:font-style-complex="italic" fo:color="#0F4761" fo:language="fr" fo:country="FR"/>
    </style:style>
    <style:style style:name="IntenseReference" style:display-name="Intense Reference" style:family="text" style:parent-style-name="DefaultParagraphFontWW">
      <style:text-properties fo:font-weight="bold" style:font-weight-asian="bold" style:font-weight-complex="bold" fo:font-variant="small-caps" fo:color="#0F4761" fo:letter-spacing="0.0034in"/>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exis Mengual</meta:initial-creator>
    <dc:creator>Alexis Mengual</dc:creator>
    <meta:creation-date>2024-03-27T10:12:00Z</meta:creation-date>
    <dc:date>2024-03-28T12:56:00Z</dc:date>
    <meta:template xlink:href="Normal.dotm" xlink:type="simple"/>
    <meta:editing-cycles>27</meta:editing-cycles>
    <meta:editing-duration>PT4080S</meta:editing-duration>
    <meta:user-defined meta:name="AppVersion">16.0000</meta:user-defined>
    <meta:document-statistic meta:page-count="2" meta:paragraph-count="7" meta:word-count="580" meta:character-count="3880" meta:row-count="27" meta:non-whitespace-character-count="3307"/>
  </office:meta>
</office:document-meta>
</file>